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603cm" svg:height="11.467cm" svg:x="11.272cm" svg:y="3.579cm">
            <draw:object draw:notify-on-update-of-ranges="Sheet1.A8:Sheet1.A8 Sheet1.A9:Sheet1.A15 Sheet1.B8:Sheet1.B8 Sheet1.B9:Sheet1.B15 Sheet1.A8:Sheet1.A8 Sheet1.A9:Sheet1.A15 Sheet1.C8:Sheet1.C8 Sheet1.C9:Sheet1.C15 Sheet1.A8:Sheet1.A8 Sheet1.A9:Sheet1.A15 Sheet1.D8:Sheet1.D8 Sheet1.D9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12" table:default-cell-style-name="ce2"/>
        <table:table-row table:style-name="ro1">
          <table:table-cell office:value-type="string" calcext:value-type="string" table:number-columns-spanned="1" table:number-rows-spanned="3">
            <text:p>M = N</text:p>
          </table:table-cell>
          <table:table-cell table:style-name="ce1" office:value-type="string" calcext:value-type="string" table:number-columns-spanned="13" table:number-rows-spanned="1">
            <text:p>Количество потоков</text:p>
          </table:table-cell>
          <table:covered-table-cell table:number-columns-repeated="12" table:style-name="Default"/>
          <table:table-cell table:number-columns-repeated="2"/>
        </table:table-row>
        <table:table-row table:style-name="ro1">
          <table:covered-table-cell table:style-name="Default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2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S7</text:p>
          </table:table-cell>
          <table:table-cell table:style-name="ce1" office:value-type="string" calcext:value-type="string">
            <text:p>T8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S16</text:p>
          </table:table-cell>
          <table:table-cell table:style-name="ce1" office:value-type="string" calcext:value-type="string">
            <text:p>T20</text:p>
          </table:table-cell>
          <table:table-cell table:style-name="ce1" office:value-type="string" calcext:value-type="string">
            <text:p>S20</text:p>
          </table:table-cell>
          <table:table-cell table:style-name="ce1" office:value-type="string" calcext:value-type="string">
            <text:p>T40</text:p>
          </table:table-cell>
          <table:table-cell table:style-name="ce1" office:value-type="string" calcext:value-type="string">
            <text:p>S4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1.05707" calcext:value-type="float">
            <text:p>1.05707</text:p>
          </table:table-cell>
          <table:table-cell office:value-type="float" office:value="0.655591" calcext:value-type="float">
            <text:p>0.655591</text:p>
          </table:table-cell>
          <table:table-cell table:formula="of:=[.$B$4]/[.C4]" office:value-type="float" office:value="1.61239248250815" calcext:value-type="float">
            <text:p>1.61239248250815</text:p>
          </table:table-cell>
          <table:table-cell table:style-name="ce1" office:value-type="float" office:value="0.31515" calcext:value-type="float">
            <text:p>0.31515</text:p>
          </table:table-cell>
          <table:table-cell table:style-name="ce1" table:formula="of:=[.$B$4]/[.E4]" office:value-type="float" office:value="3.35418054894495" calcext:value-type="float">
            <text:p>3.35418054894495</text:p>
          </table:table-cell>
          <table:table-cell table:style-name="ce1" office:value-type="float" office:value="0.192198" calcext:value-type="float">
            <text:p>0.192198</text:p>
          </table:table-cell>
          <table:table-cell table:style-name="ce1" table:formula="of:=[.$B$4]/[.G4]" office:value-type="float" office:value="5.49990114361232" calcext:value-type="float">
            <text:p>5.49990114361232</text:p>
          </table:table-cell>
          <table:table-cell table:style-name="ce1" office:value-type="float" office:value="0.167075" calcext:value-type="float">
            <text:p>0.167075</text:p>
          </table:table-cell>
          <table:table-cell table:style-name="ce1" table:formula="of:=[.$B$4]/[.I4]" office:value-type="float" office:value="6.32691904833159" calcext:value-type="float">
            <text:p>6.32691904833159</text:p>
          </table:table-cell>
          <table:table-cell table:style-name="ce1" office:value-type="float" office:value="0.080415" calcext:value-type="float">
            <text:p>0.080415</text:p>
          </table:table-cell>
          <table:table-cell table:style-name="ce1" table:formula="of:=[.$B$4]/[.K4]" office:value-type="float" office:value="13.1451843561525" calcext:value-type="float">
            <text:p>13.1451843561525</text:p>
          </table:table-cell>
          <table:table-cell table:style-name="ce1" office:value-type="float" office:value="0.065429" calcext:value-type="float">
            <text:p>0.065429</text:p>
          </table:table-cell>
          <table:table-cell table:style-name="ce1" table:formula="of:=[.$B$4]/[.M4]" office:value-type="float" office:value="16.1559858778218" calcext:value-type="float">
            <text:p>16.1559858778218</text:p>
          </table:table-cell>
          <table:table-cell table:style-name="ce1" office:value-type="float" office:value="0.0394158" calcext:value-type="float">
            <text:p>0.0394158</text:p>
          </table:table-cell>
          <table:table-cell table:style-name="ce1" table:formula="of:=[.$B$4]/[.O4]" office:value-type="float" office:value="26.8184332171363" calcext:value-type="float">
            <text:p>26.818433217136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4.05356" calcext:value-type="float">
            <text:p>4.05356</text:p>
          </table:table-cell>
          <table:table-cell office:value-type="float" office:value="3.3348" calcext:value-type="float">
            <text:p>3.3348</text:p>
          </table:table-cell>
          <table:table-cell table:formula="of:=[.$B$5]/[.C5]" office:value-type="float" office:value="1.21553316540722" calcext:value-type="float">
            <text:p>1.21553316540722</text:p>
          </table:table-cell>
          <table:table-cell table:style-name="ce1" office:value-type="float" office:value="1.60233" calcext:value-type="float">
            <text:p>1.60233</text:p>
          </table:table-cell>
          <table:table-cell table:style-name="ce1" table:formula="of:=[.$B$5]/[.E5]" office:value-type="float" office:value="2.52979099186809" calcext:value-type="float">
            <text:p>2.52979099186809</text:p>
          </table:table-cell>
          <table:table-cell table:style-name="ce1" office:value-type="float" office:value="0.852763" calcext:value-type="float">
            <text:p>0.852763</text:p>
          </table:table-cell>
          <table:table-cell table:style-name="ce1" table:formula="of:=[.$B$5]/[.G5]" office:value-type="float" office:value="4.75344263294725" calcext:value-type="float">
            <text:p>4.75344263294725</text:p>
          </table:table-cell>
          <table:table-cell table:style-name="ce1" office:value-type="float" office:value="0.771313" calcext:value-type="float">
            <text:p>0.771313</text:p>
          </table:table-cell>
          <table:table-cell table:style-name="ce1" table:formula="of:=[.$B$5]/[.I5]" office:value-type="float" office:value="5.25540215191498" calcext:value-type="float">
            <text:p>5.25540215191498</text:p>
          </table:table-cell>
          <table:table-cell table:style-name="ce1" office:value-type="float" office:value="0.32229" calcext:value-type="float">
            <text:p>0.32229</text:p>
          </table:table-cell>
          <table:table-cell table:style-name="ce1" table:formula="of:=[.$B$5]/[.K5]" office:value-type="float" office:value="12.5773682087561" calcext:value-type="float">
            <text:p>12.5773682087561</text:p>
          </table:table-cell>
          <table:table-cell table:style-name="ce1" office:value-type="float" office:value="0.261042" calcext:value-type="float">
            <text:p>0.261042</text:p>
          </table:table-cell>
          <table:table-cell table:style-name="ce1" table:formula="of:=[.$B$5]/[.M5]" office:value-type="float" office:value="15.5283824058964" calcext:value-type="float">
            <text:p>15.5283824058964</text:p>
          </table:table-cell>
          <table:table-cell table:style-name="ce1" office:value-type="float" office:value="0.151609" calcext:value-type="float">
            <text:p>0.151609</text:p>
          </table:table-cell>
          <table:table-cell table:style-name="ce1" table:formula="of:=[.$B$5]/[.O5]" office:value-type="float" office:value="26.7369351423728" calcext:value-type="float">
            <text:p>26.7369351423728</text:p>
          </table:table-cell>
        </table:table-row>
        <table:table-row table:style-name="ro1" table:number-rows-repeated="2">
          <table:table-cell table:style-name="ce2"/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string" calcext:value-type="string">
            <text:p>M = 20000</text:p>
          </table:table-cell>
          <table:table-cell office:value-type="string" calcext:value-type="string">
            <text:p>M = 40000</text:p>
          </table:table-cell>
          <table:table-cell office:value-type="string" calcext:value-type="string">
            <text:p>Linear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239248250815" calcext:value-type="float">
            <text:p>1.61239248250815</text:p>
          </table:table-cell>
          <table:table-cell office:value-type="float" office:value="1.21553316540722" calcext:value-type="float">
            <text:p>1.215533165407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418054894495" calcext:value-type="float">
            <text:p>3.35418054894495</text:p>
          </table:table-cell>
          <table:table-cell office:value-type="float" office:value="2.52979099186809" calcext:value-type="float">
            <text:p>2.5297909918680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9990114361232" calcext:value-type="float">
            <text:p>5.49990114361232</text:p>
          </table:table-cell>
          <table:table-cell office:value-type="float" office:value="4.75344263294725" calcext:value-type="float">
            <text:p>4.7534426329472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2691904833159" calcext:value-type="float">
            <text:p>6.32691904833159</text:p>
          </table:table-cell>
          <table:table-cell office:value-type="float" office:value="5.25540215191498" calcext:value-type="float">
            <text:p>5.2554021519149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1451843561525" calcext:value-type="float">
            <text:p>13.1451843561525</text:p>
          </table:table-cell>
          <table:table-cell office:value-type="float" office:value="12.5773682087561" calcext:value-type="float">
            <text:p>12.5773682087561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559858778218" calcext:value-type="float">
            <text:p>16.1559858778218</text:p>
          </table:table-cell>
          <table:table-cell office:value-type="float" office:value="15.5283824058964" calcext:value-type="float">
            <text:p>15.5283824058964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8184332171363" calcext:value-type="float">
            <text:p>26.8184332171363</text:p>
          </table:table-cell>
          <table:table-cell office:value-type="float" office:value="26.7369351423728" calcext:value-type="float">
            <text:p>26.7369351423728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 table:number-rows-repeated="6">
          <table:table-cell table:style-name="ce2"/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/>
          <table:table-cell/>
          <table:table-cell table:style-name="ce2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8T22:30:16.066343464</meta:creation-date>
    <dc:date>2026-03-01T00:00:15.437849458</dc:date>
    <meta:editing-duration>PT4M40S</meta:editing-duration>
    <meta:editing-cycles>1</meta:editing-cycles>
    <meta:generator>LibreOffice/24.2.7.2$Linux_X86_64 LibreOffice_project/420$Build-2</meta:generator>
    <meta:document-statistic meta:table-count="1" meta:cell-count="8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04cm" svg:height="11.468cm" xlink:href=".." xlink:type="simple" chart:class="chart:scatter" chart:style-name="ch1">
        <chart:legend chart:legend-position="end" svg:x="13.646cm" svg:y="4.937cm" style:legend-expansion="high" chart:style-name="ch2"/>
        <chart:plot-area chart:style-name="ch3" table:cell-range-address="Sheet1.A8:Sheet1.D15" chart:data-source-has-labels="row" svg:x="1.611cm" svg:y="0.614cm" svg:width="11.788cm" svg:height="9.523cm">
          <chart:coordinate-region svg:x="2.232cm" svg:y="0.813cm" svg:width="10.98cm" svg:height="8.677cm"/>
          <chart:axis chart:dimension="x" chart:name="primary-x" chart:style-name="ch4">
            <chart:title svg:x="7.368cm" svg:y="10.366cm" chart:style-name="ch5">
              <text:p>p</text:p>
            </chart:title>
          </chart:axis>
          <chart:axis chart:dimension="y" chart:name="primary-y" chart:style-name="ch6">
            <chart:title svg:x="0.719cm" svg:y="5.617cm" chart:style-name="ch7">
              <text:p>Sp</text:p>
            </chart:title>
            <chart:grid chart:style-name="ch8" chart:class="major"/>
          </chart:axis>
          <chart:series chart:style-name="ch9" chart:values-cell-range-address="Sheet1.B9:Sheet1.B15" chart:label-cell-address="Sheet1.B8:Sheet1.B8" chart:class="chart:scatter">
            <chart:domain table:cell-range-address="Sheet1.A9:Sheet1.A15"/>
            <chart:data-point chart:repeated="7"/>
          </chart:series>
          <chart:series chart:style-name="ch10" chart:values-cell-range-address="Sheet1.C9:Sheet1.C15" chart:label-cell-address="Sheet1.C8:Sheet1.C8" chart:class="chart:scatter">
            <chart:data-point chart:repeated="7"/>
          </chart:series>
          <chart:series chart:style-name="ch11" chart:values-cell-range-address="Sheet1.D9:Sheet1.D15" chart:label-cell-address="Sheet1.D8:Sheet1.D8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 = 20000</text:p>
                <draw:g>
                  <svg:desc>Sheet1.B8:Sheet1.B8</svg:desc>
                </draw:g>
              </table:table-cell>
              <table:table-cell office:value-type="string">
                <text:p>M = 40000</text:p>
                <draw:g>
                  <svg:desc>Sheet1.C8:Sheet1.C8</svg:desc>
                </draw:g>
              </table:table-cell>
              <table:table-cell office:value-type="string">
                <text:p>Linear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9:Sheet1.A15</svg:desc>
                </draw:g>
              </table:table-cell>
              <table:table-cell office:value-type="float" office:value="1.61239248250815">
                <text:p>1.61239248250815</text:p>
                <draw:g>
                  <svg:desc>Sheet1.B9:Sheet1.B15</svg:desc>
                </draw:g>
              </table:table-cell>
              <table:table-cell office:value-type="float" office:value="1.21553316540722">
                <text:p>1.21553316540722</text:p>
                <draw:g>
                  <svg:desc>Sheet1.C9:Sheet1.C15</svg:desc>
                </draw:g>
              </table:table-cell>
              <table:table-cell office:value-type="float" office:value="2">
                <text:p>2</text:p>
                <draw:g>
                  <svg:desc>Sheet1.D9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5418054894495">
                <text:p>3.35418054894495</text:p>
              </table:table-cell>
              <table:table-cell office:value-type="float" office:value="2.52979099186809">
                <text:p>2.52979099186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49990114361232">
                <text:p>5.49990114361232</text:p>
              </table:table-cell>
              <table:table-cell office:value-type="float" office:value="4.75344263294725">
                <text:p>4.75344263294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32691904833159">
                <text:p>6.32691904833159</text:p>
              </table:table-cell>
              <table:table-cell office:value-type="float" office:value="5.25540215191498">
                <text:p>5.255402151914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1451843561525">
                <text:p>13.1451843561525</text:p>
              </table:table-cell>
              <table:table-cell office:value-type="float" office:value="12.5773682087561">
                <text:p>12.5773682087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.1559858778218">
                <text:p>16.1559858778218</text:p>
              </table:table-cell>
              <table:table-cell office:value-type="float" office:value="15.5283824058964">
                <text:p>15.52838240589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6.8184332171363">
                <text:p>26.8184332171363</text:p>
              </table:table-cell>
              <table:table-cell office:value-type="float" office:value="26.7369351423728">
                <text:p>26.73693514237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